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edb2a" officeooo:paragraph-rsid="001edb2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5788" officeooo:paragraph-rsid="001e5788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00d75" officeooo:paragraph-rsid="00200d7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34ce3" officeooo:paragraph-rsid="00234ce3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3pt" style:text-underline-style="none" fo:font-weight="normal" officeooo:rsid="001e5788" officeooo:paragraph-rsid="001e5788" fo:background-color="transparent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5pt" style:text-underline-style="none" fo:font-weight="normal" officeooo:rsid="00234ce3" officeooo:paragraph-rsid="00234ce3" fo:background-color="transparent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bold" officeooo:rsid="00234ce3" officeooo:paragraph-rsid="00234ce3" fo:background-color="transparent" style:font-size-asian="13.1000003814697pt" style:font-weight-asian="bold" style:font-size-complex="15pt" style:font-weight-complex="bold"/>
    </style:style>
    <style:style style:name="T1" style:family="text">
      <style:text-properties officeooo:rsid="00200d75"/>
    </style:style>
    <style:style style:name="T2" style:family="text">
      <style:text-properties officeooo:rsid="0021a712"/>
    </style:style>
    <style:style style:name="T3" style:family="text">
      <style:text-properties officeooo:rsid="00234c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AITH K P</text:p>
      <text:p text:style-name="P1">S5 AIML</text:p>
      <text:p text:style-name="P1">ROLL NO 03</text:p>
      <text:p text:style-name="P4"><text:span text:style-name="T3">29</text:span>-0<text:span text:style-name="T1">8</text:span>-2024</text:p>
      <text:p text:style-name="P2">EXPERIMENT NO <text:span text:style-name="T1">3</text:span></text:p>
      <text:p text:style-name="P7">IMPLEMENT INFORMED SEARCH ALGORITHM BFS AND A STAR</text:p>
      <text:p text:style-name="P2"/>
      <text:p text:style-name="P3">AIM</text:p>
      <text:p text:style-name="P6">To implement <text:span text:style-name="T3">search algorithm like bfs and a star</text:span></text:p>
      <text:p text:style-name="P5"/>
      <text:p text:style-name="P3">PROGRAM</text:p>
      <text:p text:style-name="P8">import heapq</text:p>
      <text:p text:style-name="P8"/>
      <text:p text:style-name="P8">def bestfirst(graph,heuristic,start,goal):</text:p>
      <text:p text:style-name="P8"><text:s text:c="4"/>li=[]</text:p>
      <text:p text:style-name="P8"><text:s text:c="4"/>heapq.heappush(li,(heuristic[start],start))</text:p>
      <text:p text:style-name="P8"><text:s text:c="4"/>visited=set()</text:p>
      <text:p text:style-name="P8"><text:s text:c="4"/>previous_node={start:None}</text:p>
      <text:p text:style-name="P8"><text:s text:c="4"/>while li:</text:p>
      <text:p text:style-name="P8"><text:s text:c="8"/>_,currentnode=heapq.heappop(li)</text:p>
      <text:p text:style-name="P8"><text:s text:c="8"/>if currentnode in visited:</text:p>
      <text:p text:style-name="P8"><text:s text:c="12"/>continue</text:p>
      <text:p text:style-name="P8"/>
      <text:p text:style-name="P8"><text:s text:c="8"/>visited.add(currentnode)</text:p>
      <text:p text:style-name="P8"><text:s text:c="8"/>if currentnode==goal:</text:p>
      <text:p text:style-name="P8"><text:s text:c="12"/>break</text:p>
      <text:p text:style-name="P8"/>
      <text:p text:style-name="P8"><text:s text:c="8"/>for n in graph[currentnode]:</text:p>
      <text:p text:style-name="P8"><text:s text:c="12"/>if n not in visited:</text:p>
      <text:p text:style-name="P8"><text:s text:c="16"/>priority=heuristic[n]</text:p>
      <text:p text:style-name="P8"><text:s text:c="16"/>heapq.heappush(li,(priority,n))</text:p>
      <text:p text:style-name="P8"><text:s text:c="16"/>previous_node[n]=currentnode</text:p>
      <text:p text:style-name="P8"><text:s text:c="4"/></text:p>
      <text:p text:style-name="P8"><text:s text:c="4"/>path=[]</text:p>
      <text:p text:style-name="P8"><text:s text:c="4"/>while currentnode:</text:p>
      <text:p text:style-name="P8"><text:s text:c="8"/>path.append(currentnode)</text:p>
      <text:p text:style-name="P8"><text:s text:c="8"/>currentnode=previous_node[currentnode]</text:p>
      <text:p text:style-name="P8"><text:s text:c="4"/>path.reverse()</text:p>
      <text:p text:style-name="P8"/>
      <text:p text:style-name="P8"><text:s text:c="4"/>pathcost=0</text:p>
      <text:p text:style-name="P8"><text:s text:c="4"/>for i in range(len(path)):</text:p>
      <text:p text:style-name="P8"><text:s text:c="8"/>if i+1&lt;len(path):</text:p>
      <text:p text:style-name="P8"><text:s text:c="12"/>pathcost=pathcost+graph[path[i]][path[i+1]]</text:p>
      <text:p text:style-name="P8"><text:s text:c="8"/>else:</text:p>
      <text:p text:style-name="P8"><text:soft-page-break/><text:s text:c="12"/>break</text:p>
      <text:p text:style-name="P8"><text:s text:c="4"/>return (path,pathcost)</text:p>
      <text:p text:style-name="P8"/>
      <text:p text:style-name="P8">def a_star_search(graph, start, goal, heuristic):</text:p>
      <text:p text:style-name="P8"><text:s text:c="4"/>open_list = []</text:p>
      <text:p text:style-name="P8"><text:s text:c="4"/>heapq.heappush(open_list, (0, start))</text:p>
      <text:p text:style-name="P8"><text:s text:c="4"/>came_from = {start: None}</text:p>
      <text:p text:style-name="P8"><text:s text:c="4"/>g_costs = {start: 0}</text:p>
      <text:p text:style-name="P8"><text:s text:c="3"/></text:p>
      <text:p text:style-name="P8"><text:s text:c="4"/>while open_list:</text:p>
      <text:p text:style-name="P8"><text:s text:c="8"/>_, current = heapq.heappop(open_list)</text:p>
      <text:p text:style-name="P8"><text:s text:c="8"/>if current == goal:</text:p>
      <text:p text:style-name="P8"><text:s text:c="12"/>break</text:p>
      <text:p text:style-name="P8"><text:s text:c="7"/></text:p>
      <text:p text:style-name="P8"><text:s text:c="8"/>for neighbor,cost in graph[current].items():</text:p>
      <text:p text:style-name="P8"><text:s text:c="12"/>tentative_g_cost = g_costs[current] + cost</text:p>
      <text:p text:style-name="P8"><text:s text:c="12"/>if neighbor not in g_costs or tentative_g_cost &lt; g_costs[neighbor]:</text:p>
      <text:p text:style-name="P8"><text:s text:c="16"/>g_costs[neighbor] = tentative_g_cost</text:p>
      <text:p text:style-name="P8"><text:s text:c="16"/>f_cost = tentative_g_cost + heuristic[neighbor]</text:p>
      <text:p text:style-name="P8"><text:s text:c="16"/>heapq.heappush(open_list, (f_cost, neighbor))</text:p>
      <text:p text:style-name="P8"><text:s text:c="16"/>came_from[neighbor] = current</text:p>
      <text:p text:style-name="P8"><text:s text:c="3"/></text:p>
      <text:p text:style-name="P8"><text:s text:c="4"/>path = []</text:p>
      <text:p text:style-name="P8"/>
      <text:p text:style-name="P8"><text:s text:c="4"/>while current:</text:p>
      <text:p text:style-name="P8"><text:s text:c="8"/>path.append(current)</text:p>
      <text:p text:style-name="P8"><text:s text:c="8"/>current = came_from[current]</text:p>
      <text:p text:style-name="P8"><text:s text:c="4"/>path.reverse()</text:p>
      <text:p text:style-name="P8"><text:s text:c="4"/>astcost=g_costs[goal]</text:p>
      <text:p text:style-name="P8"><text:s text:c="4"/>return path,astcost</text:p>
      <text:p text:style-name="P8"/>
      <text:p text:style-name="P8">def print_pat(pat):</text:p>
      <text:p text:style-name="P8"><text:s text:c="4"/>print(pat[0],end="")</text:p>
      <text:p text:style-name="P8"><text:s text:c="4"/>for i in range(1,len(pat)):</text:p>
      <text:p text:style-name="P8"><text:s text:c="8"/>print(' -&gt; ',end="")</text:p>
      <text:p text:style-name="P8"><text:s text:c="8"/>print(pat[i],end="")</text:p>
      <text:p text:style-name="P8"><text:s text:c="4"/>print() <text:s text:c="5"/></text:p>
      <text:p text:style-name="P8">def main():</text:p>
      <text:p text:style-name="P8"><text:s text:c="4"/>graph = {'arad': {'zerind': 75, 'timisora': 118, 'sibiu': 140}, 'zerind': {'arad': 75, 'oradea': 71}, 'timisora': {'arad': 118, 'lugoj': 111}, 'sibiu': {'arad': 140, 'oradea': 151, 'fagaras': 99, 'rimicu': 80}, 'fagaras': {'sibiu': 99, 'bucharest': 211}, 'bucharest': {'fagaras': 211, 'pitesti': 101}, 'pitesti': {'bucharest': 101, 'rimicu': 97}, 'oradea': {'zerind': 71, 'sibiu': 151}, 'dabaeu': {'rimicu': 80}, 'lugoj': {'timisora': 111}, 'rimicu': {'sibiu': 80, 'pitesti': 97, 'dabaeu': 80}}</text:p>
      <text:p text:style-name="P8"><text:s text:c="4"/>heuristic={'arad':366, 'zerind':374, 'timisora':329, 'sibiu':253, 'fagaras':176, 'bucharest':0, 'pitesti':100, 'oradea':380, 'dabaeu':256, 'lugoj':244, 'rimicu':193}</text:p>
      <text:p text:style-name="P8"><text:soft-page-break/><text:s text:c="4"/>start='arad'</text:p>
      <text:p text:style-name="P8"><text:s text:c="4"/>goal='bucharest'</text:p>
      <text:p text:style-name="P8"><text:s text:c="4"/>path=bestfirst(graph,heuristic,start,goal)</text:p>
      <text:p text:style-name="P8"><text:s text:c="4"/>print("\nThe bfs path is\n")</text:p>
      <text:p text:style-name="P8"><text:s text:c="4"/>print_pat(path[0])</text:p>
      <text:p text:style-name="P8"><text:s text:c="4"/>print(f"\nThe path cost is {path[1]}\n")</text:p>
      <text:p text:style-name="P8"><text:s text:c="4"/>ast,astcost=a_star_search(graph, start, goal, heuristic)</text:p>
      <text:p text:style-name="P8"><text:s text:c="4"/>print(f"\nThe astar path is \n")</text:p>
      <text:p text:style-name="P8"><text:s text:c="4"/>print_pat(ast)</text:p>
      <text:p text:style-name="P8"><text:s text:c="4"/>print(f"\nThe path cost is {astcost}\n")</text:p>
      <text:p text:style-name="P8">if __name__=="__main__":</text:p>
      <text:p text:style-name="P8"><text:s text:c="4"/>main()</text:p>
      <text:p text:style-name="P8"/>
      <text:p text:style-name="P8"/>
      <text:p text:style-name="P10">OUTPUT</text:p>
      <text:p text:style-name="P10"/>
      <text:p text:style-name="P9">The bfs path is</text:p>
      <text:p text:style-name="P9"/>
      <text:p text:style-name="P9">arad -&gt; sibiu -&gt; fagaras -&gt; bucharest</text:p>
      <text:p text:style-name="P9"/>
      <text:p text:style-name="P9">The path cost is 450</text:p>
      <text:p text:style-name="P9"/>
      <text:p text:style-name="P9"/>
      <text:p text:style-name="P9">The astar path is </text:p>
      <text:p text:style-name="P9"/>
      <text:p text:style-name="P9">arad -&gt; sibiu -&gt; rimicu -&gt; pitesti -&gt; bucharest</text:p>
      <text:p text:style-name="P9"/>
      <text:p text:style-name="P9">The path cost is 41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33:46.770358547</meta:creation-date>
    <dc:date>2024-08-29T14:47:37.258074044</dc:date>
    <meta:editing-duration>PT24M40S</meta:editing-duration>
    <meta:editing-cycles>6</meta:editing-cycles>
    <meta:generator>LibreOffice/7.3.7.2$Linux_X86_64 LibreOffice_project/30$Build-2</meta:generator>
    <meta:print-date>2024-08-22T12:24:40.179130519</meta:print-date>
    <meta:document-statistic meta:table-count="0" meta:image-count="0" meta:object-count="0" meta:page-count="3" meta:paragraph-count="94" meta:word-count="308" meta:character-count="3223" meta:non-whitespace-character-count="2497"/>
  </office:meta>
</office:document-meta>
</file>